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2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dash" draw:stroke-dash="Line_20_Style_20_9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rect draw:style-name="gr1" draw:text-style-name="P1" xml:id="id1" draw:id="id1" draw:layer="layout" svg:width="7.6cm" svg:height="4.2cm" svg:x="2.2cm" svg:y="4cm">
          <text:p text:style-name="P1">Model</text:p>
        </draw:rect>
        <draw:rect draw:style-name="gr1" draw:text-style-name="P1" xml:id="id3" draw:id="id3" draw:layer="layout" svg:width="7.6cm" svg:height="4.2cm" svg:x="17cm" svg:y="4cm">
          <text:p text:style-name="P1">View</text:p>
        </draw:rect>
        <draw:rect draw:style-name="gr1" draw:text-style-name="P1" xml:id="id2" draw:id="id2" draw:layer="layout" svg:width="7.6cm" svg:height="4.2cm" svg:x="10cm" svg:y="12.6cm">
          <text:p text:style-name="P1">Controller</text:p>
        </draw:rect>
        <draw:frame draw:style-name="gr2" draw:layer="layout" svg:width="1.912cm" svg:height="1.562cm" svg:x="12.4cm" svg:y="1cm">
          <draw:text-box>
            <text:p>MVC</text:p>
          </draw:text-box>
        </draw:frame>
        <draw:connector draw:style-name="gr3" draw:text-style-name="P1" draw:layer="layout" svg:x1="6cm" svg:y1="8.2cm" svg:x2="10cm" svg:y2="14.7cm" draw:start-shape="id1" draw:start-glue-point="2" draw:end-shape="id2" draw:end-glue-point="3" svg:d="m6000 8200v6500h4000">
          <text:p/>
        </draw:connector>
        <draw:connector draw:style-name="gr3" draw:text-style-name="P1" draw:layer="layout" svg:x1="20.8cm" svg:y1="8.2cm" svg:x2="17.6cm" svg:y2="14.7cm" draw:start-shape="id3" draw:start-glue-point="2" draw:end-shape="id2" draw:end-glue-point="1" svg:d="m20800 8200v6500h-3200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rect draw:style-name="gr1" draw:text-style-name="P1" xml:id="id4" draw:id="id4" draw:layer="layout" svg:width="7.6cm" svg:height="4.2cm" svg:x="2.2cm" svg:y="4.001cm">
          <text:p text:style-name="P1">Model</text:p>
        </draw:rect>
        <draw:rect draw:style-name="gr1" draw:text-style-name="P1" xml:id="id6" draw:id="id6" draw:layer="layout" svg:width="7.6cm" svg:height="4.2cm" svg:x="17cm" svg:y="4.001cm">
          <text:p text:style-name="P1">View</text:p>
        </draw:rect>
        <draw:rect draw:style-name="gr1" draw:text-style-name="P1" xml:id="id5" draw:id="id5" draw:layer="layout" svg:width="7.6cm" svg:height="4.2cm" svg:x="10cm" svg:y="12.601cm">
          <text:p text:style-name="P1">Controller</text:p>
        </draw:rect>
        <draw:frame draw:style-name="gr2" draw:layer="layout" svg:width="1.912cm" svg:height="1.562cm" svg:x="12.4cm" svg:y="1.001cm">
          <draw:text-box>
            <text:p>MVC</text:p>
          </draw:text-box>
        </draw:frame>
        <draw:connector draw:style-name="gr3" draw:text-style-name="P1" draw:layer="layout" svg:x1="6cm" svg:y1="8.201cm" svg:x2="10cm" svg:y2="14.701cm" draw:start-shape="id4" draw:start-glue-point="2" draw:end-shape="id5" draw:end-glue-point="3" svg:d="m6000 8201v6500h4000">
          <text:p/>
        </draw:connector>
        <draw:connector draw:style-name="gr3" draw:text-style-name="P1" draw:layer="layout" svg:x1="20.8cm" svg:y1="8.201cm" svg:x2="17.6cm" svg:y2="14.701cm" draw:start-shape="id6" draw:start-glue-point="2" draw:end-shape="id5" draw:end-glue-point="1" svg:d="m20800 8201v6500h-3200">
          <text:p/>
        </draw:connector>
        <draw:connector draw:style-name="gr3" draw:text-style-name="P1" draw:layer="layout" svg:x1="9.8cm" svg:y1="6.101cm" svg:x2="17cm" svg:y2="6.101cm" draw:start-shape="id4" draw:start-glue-point="1" draw:end-shape="id6" draw:end-glue-point="3" svg:d="m9800 6101h7200">
          <text:p/>
        </draw:connector>
        <draw:line draw:style-name="gr5" draw:text-style-name="P1" draw:layer="layout" svg:x1="11.4cm" svg:y1="4.4cm" svg:x2="15.2cm" svg:y2="7.6cm">
          <text:p/>
        </draw:line>
        <draw:line draw:style-name="gr5" draw:text-style-name="P1" draw:layer="layout" svg:x1="15.2cm" svg:y1="4.4cm" svg:x2="11.4cm" svg:y2="7.8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rect draw:style-name="gr1" draw:text-style-name="P1" draw:layer="layout" svg:width="5cm" svg:height="1.2cm" svg:x="10.6cm" svg:y="6.8cm">
          <text:p text:style-name="P1">loadView</text:p>
        </draw:rect>
        <draw:rect draw:style-name="gr1" draw:text-style-name="P1" draw:layer="layout" svg:width="5cm" svg:height="1.4cm" svg:x="10.6cm" svg:y="9.8cm">
          <text:p text:style-name="P1">viewDidLoad</text:p>
        </draw:rect>
        <draw:frame draw:style-name="gr6" draw:layer="layout" svg:width="5.256cm" svg:height="0.962cm" svg:x="10.4cm" svg:y="1.038cm">
          <draw:text-box>
            <text:p>UIViewController</text:p>
          </draw:text-box>
        </draw:frame>
        <draw:rect draw:style-name="gr1" draw:text-style-name="P1" draw:layer="layout" svg:width="5cm" svg:height="1.4cm" svg:x="10.6cm" svg:y="13cm">
          <text:p text:style-name="P1">viewWillAppear</text:p>
        </draw:rect>
        <draw:rect draw:style-name="gr1" draw:text-style-name="P1" xml:id="id7" draw:id="id7" draw:layer="layout" svg:width="5cm" svg:height="1.4cm" svg:x="10.6cm" svg:y="16.2cm">
          <text:p text:style-name="P1">viewDidAppear</text:p>
        </draw:rect>
        <draw:rect draw:style-name="gr1" draw:text-style-name="P1" xml:id="id8" draw:id="id8" draw:layer="layout" svg:width="6.8cm" svg:height="5.8cm" svg:x="19.2cm" svg:y="12cm">
          <text:p text:style-name="P1">We see the view</text:p>
        </draw:rect>
        <draw:rect draw:style-name="gr1" draw:text-style-name="P1" draw:layer="layout" svg:width="5cm" svg:height="1.4cm" svg:x="10.6cm" svg:y="3.6cm">
          <text:p text:style-name="P1">init</text:p>
        </draw:rect>
        <draw:line draw:style-name="gr7" draw:text-style-name="P1" draw:layer="layout" svg:x1="13cm" svg:y1="5cm" svg:x2="13cm" svg:y2="6.8cm">
          <text:p/>
        </draw:line>
        <draw:line draw:style-name="gr7" draw:text-style-name="P1" draw:layer="layout" svg:x1="13cm" svg:y1="8cm" svg:x2="13cm" svg:y2="9.8cm">
          <text:p/>
        </draw:line>
        <draw:line draw:style-name="gr7" draw:text-style-name="P1" draw:layer="layout" svg:x1="13cm" svg:y1="11.2cm" svg:x2="13cm" svg:y2="13cm">
          <text:p/>
        </draw:line>
        <draw:line draw:style-name="gr7" draw:text-style-name="P1" draw:layer="layout" svg:x1="13cm" svg:y1="14.4cm" svg:x2="13cm" svg:y2="16.2cm">
          <text:p/>
        </draw:line>
        <draw:connector draw:style-name="gr8" draw:text-style-name="P1" draw:layer="layout" draw:type="curve" draw:line-skew="1.599cm" svg:x1="13.1cm" svg:y1="17.6cm" svg:x2="22.6cm" svg:y2="17.8cm" draw:start-shape="id7" draw:start-glue-point="2" draw:end-shape="id8" draw:end-glue-point="2" svg:d="m13100 17600c0 3450 9500 3350 9500 200">
          <text:p/>
        </draw:connecto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06T21:55:33</meta:creation-date>
    <meta:editing-duration>PT37S</meta:editing-duration>
    <meta:editing-cycles>2</meta:editing-cycles>
    <dc:date>2013-11-06T22:11:27</dc:date>
    <meta:document-statistic meta:object-count="54"/>
    <meta:generator>OpenOffice/4.0.1$Unix OpenOffice.org_project/401m5$Build-9714</meta:generator>
  </office:meta>
</office:document-meta>
</file>